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4">
            <text:p>SRR-165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60.0">
            <text:p>7660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5">
            <text:p>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0">
            <text:p>SRR-70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616.0">
            <text:p>8616.0</text:p>
          </table:table-cell>
          <table:table-cell office:value-type="float" office:value="52.0">
            <text:p>52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2">
            <text:p>-4.3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3">
            <text:p>SRR-133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050.0">
            <text:p>7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0">
            <text:p>SRR-1510</text:p>
          </table:table-cell>
          <table:table-cell office:value-type="float" office:value="56.45">
            <text:p>56.45</text:p>
          </table:table-cell>
          <table:table-cell office:value-type="float" office:value="-3.29">
            <text:p>-3.29</text:p>
          </table:table-cell>
          <table:table-cell office:value-type="float" office:value="6170.0">
            <text:p>61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14">
            <text:p>7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6">
            <text:p>SRR-66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7">
            <text:p>SRR-67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8320.0">
            <text:p>8320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47">
            <text:p>SRR-1147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8370.0">
            <text:p>837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511">
            <text:p>SRR-151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500.0">
            <text:p>7500.0</text:p>
          </table:table-cell>
          <table:table-cell office:value-type="float" office:value="90.0">
            <text:p>9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2">
            <text:p>7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MorrisonEtal1981,ShennanEtal2018">
            <text:p>SmithEtal1985a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1">
            <text:p>SRR-11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83.0">
            <text:p>6083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150">
            <text:p>SRR-11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679.0">
            <text:p>6679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92">
            <text:p>6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3">
            <text:p>SRR-1653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30.0">
            <text:p>603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2">
            <text:p>7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4">
            <text:p>SRR-1334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555.0">
            <text:p>7555.0</text:p>
          </table:table-cell>
          <table:table-cell office:value-type="float" office:value="110.0">
            <text:p>11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05">
            <text:p>3.05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SmithEtal1985,MorrisonEtal1981,ShennanEtal2018">
            <text:p>SmithEtal1985,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7">
            <text:p>SRR-1397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8">
            <text:p>CAMS-111598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55.0">
            <text:p>1405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111599">
            <text:p>CAMS-111599</text:p>
          </table:table-cell>
          <table:table-cell office:value-type="float" office:value="56.37">
            <text:p>56.37</text:p>
          </table:table-cell>
          <table:table-cell office:value-type="float" office:value="-3.27">
            <text:p>-3.27</text:p>
          </table:table-cell>
          <table:table-cell office:value-type="float" office:value="14075.0">
            <text:p>14075.0</text:p>
          </table:table-cell>
          <table:table-cell office:value-type="float" office:value="45.0">
            <text:p>4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37">
            <text:p>10.37</text:p>
          </table:table-cell>
          <table:table-cell office:value-type="float" office:value="2.98">
            <text:p>2.98</text:p>
          </table:table-cell>
          <table:table-cell office:value-type="float" office:value="2.98">
            <text:p>2.98</text:p>
          </table:table-cell>
          <table:table-cell office:value-type="string" office:value="McCabeEtal2007,ShennanEtal2018">
            <text:p>McCabeEtal2007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CAMS-77912">
            <text:p>CAMS-77912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60.0">
            <text:p>1426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8">
            <text:p>SRR-1398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05.0">
            <text:p>85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6">
            <text:p>-0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6">
            <text:p>SRR-1396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780.0">
            <text:p>77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">
            <text:p>2.9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7">
            <text:p>Beta-111507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650.0">
            <text:p>1365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12">
            <text:p>3.1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8">
            <text:p>Beta-111508</text:p>
          </table:table-cell>
          <table:table-cell office:value-type="float" office:value="56.42">
            <text:p>56.42</text:p>
          </table:table-cell>
          <table:table-cell office:value-type="float" office:value="-3.23">
            <text:p>-3.23</text:p>
          </table:table-cell>
          <table:table-cell office:value-type="float" office:value="13710.0">
            <text:p>13710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2">
            <text:p>2.5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Beta-111509">
            <text:p>Beta-111509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340.0">
            <text:p>13340.0</text:p>
          </table:table-cell>
          <table:table-cell office:value-type="float" office:value="60.0">
            <text:p>6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37">
            <text:p>17.37</text:p>
          </table:table-cell>
          <table:table-cell office:value-type="float" office:value="2.87">
            <text:p>2.87</text:p>
          </table:table-cell>
          <table:table-cell office:value-type="float" office:value="2.87">
            <text:p>2.87</text:p>
          </table:table-cell>
          <table:table-cell office:value-type="string" office:value="Peacock1999,ShennanEtal2018">
            <text:p>Peacock1999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49">
            <text:p>SRR-1649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010.0">
            <text:p>6010.0</text:p>
          </table:table-cell>
          <table:table-cell office:value-type="float" office:value="70.0">
            <text:p>7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24">
            <text:p>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5">
            <text:p>SRR-1395</text:p>
          </table:table-cell>
          <table:table-cell office:value-type="float" office:value="56.34">
            <text:p>56.34</text:p>
          </table:table-cell>
          <table:table-cell office:value-type="float" office:value="-3.36">
            <text:p>-3.36</text:p>
          </table:table-cell>
          <table:table-cell office:value-type="float" office:value="7555.0">
            <text:p>75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9">
            <text:p>2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0">
            <text:p>SRR-1650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610.0">
            <text:p>761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23">
            <text:p>6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1">
            <text:p>SRR-1651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970.0">
            <text:p>5970.0</text:p>
          </table:table-cell>
          <table:table-cell office:value-type="float" office:value="85.0">
            <text:p>8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52">
            <text:p>SRR-1652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6240.0">
            <text:p>624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43">
            <text:p>7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9">
            <text:p>SRR-1399</text:p>
          </table:table-cell>
          <table:table-cell office:value-type="float" office:value="56.35">
            <text:p>56.35</text:p>
          </table:table-cell>
          <table:table-cell office:value-type="float" office:value="-3.31">
            <text:p>-3.31</text:p>
          </table:table-cell>
          <table:table-cell office:value-type="float" office:value="8555.0">
            <text:p>85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0">
            <text:p>SRR-1400</text:p>
          </table:table-cell>
          <table:table-cell office:value-type="float" office:value="56.34">
            <text:p>56.34</text:p>
          </table:table-cell>
          <table:table-cell office:value-type="float" office:value="-3.4">
            <text:p>-3.4</text:p>
          </table:table-cell>
          <table:table-cell office:value-type="float" office:value="7180.0">
            <text:p>71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8">
            <text:p>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401">
            <text:p>SRR-1401</text:p>
          </table:table-cell>
          <table:table-cell office:value-type="float" office:value="56.35">
            <text:p>56.35</text:p>
          </table:table-cell>
          <table:table-cell office:value-type="float" office:value="-3.11">
            <text:p>-3.11</text:p>
          </table:table-cell>
          <table:table-cell office:value-type="float" office:value="7465.0">
            <text:p>746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7">
            <text:p>3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69">
            <text:p>SRR-69</text:p>
          </table:table-cell>
          <table:table-cell office:value-type="float" office:value="56.45">
            <text:p>56.45</text:p>
          </table:table-cell>
          <table:table-cell office:value-type="float" office:value="-3.09">
            <text:p>-3.09</text:p>
          </table:table-cell>
          <table:table-cell office:value-type="float" office:value="8170.0">
            <text:p>8170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94">
            <text:p>SRR-1394</text:p>
          </table:table-cell>
          <table:table-cell office:value-type="float" office:value="56.35">
            <text:p>56.35</text:p>
          </table:table-cell>
          <table:table-cell office:value-type="float" office:value="-3.32">
            <text:p>-3.32</text:p>
          </table:table-cell>
          <table:table-cell office:value-type="float" office:value="7525.0">
            <text:p>7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6">
            <text:p>0.5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1">
            <text:p>SRR-133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90.0">
            <text:p>589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332">
            <text:p>SRR-133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310.0">
            <text:p>7310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1">
            <text:p>4.41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MorrisonEtal1981,ShennanEtal2018">
            <text:p>MorrisonEtal198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1">
            <text:p>SRR-71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778.0">
            <text:p>7778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CullingfordEtal1980,ShennanEtal2018">
            <text:p>Jardine1982,HarknessWilson1974,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72">
            <text:p>SRR-72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524.0">
            <text:p>9524.0</text:p>
          </table:table-cell>
          <table:table-cell office:value-type="float" office:value="67.0">
            <text:p>67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HarknessWilson1974,ShennanEtal2018">
            <text:p>Jardine1982,HarknessWilson1974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-2796">
            <text:p>I-2796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9640.0">
            <text:p>964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9">
            <text:p>0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7">
            <text:p>AA-37787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4205.0">
            <text:p>14205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1">
            <text:p>AA-37791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65.0">
            <text:p>13165.0</text:p>
          </table:table-cell>
          <table:table-cell office:value-type="float" office:value="80.0">
            <text:p>8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8.73">
            <text:p>-18.73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3">
            <text:p>IGS-3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9945.0">
            <text:p>9945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4">
            <text:p>SRR-1684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5735.0">
            <text:p>573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03">
            <text:p>7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SRR-1685">
            <text:p>SRR-1685</text:p>
          </table:table-cell>
          <table:table-cell office:value-type="float" office:value="56.39">
            <text:p>56.39</text:p>
          </table:table-cell>
          <table:table-cell office:value-type="float" office:value="-3.29">
            <text:p>-3.29</text:p>
          </table:table-cell>
          <table:table-cell office:value-type="float" office:value="7485.0">
            <text:p>7485.0</text:p>
          </table:table-cell>
          <table:table-cell office:value-type="float" office:value="60.0">
            <text:p>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97">
            <text:p>5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85a,ShennanEtal2018">
            <text:p>SmithEtal1985a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2">
            <text:p>IGS-2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7605.0">
            <text:p>760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5">
            <text:p>3.8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IGS-1">
            <text:p>IGS-1</text:p>
          </table:table-cell>
          <table:table-cell office:value-type="float" office:value="56.4">
            <text:p>56.4</text:p>
          </table:table-cell>
          <table:table-cell office:value-type="float" office:value="-2.88">
            <text:p>-2.88</text:p>
          </table:table-cell>
          <table:table-cell office:value-type="float" office:value="5830.0">
            <text:p>5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3">
            <text:p>4.73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Haggart1988,Chisholm1971,ShennanEtal2018">
            <text:p>Haggart1988,Chisholm1971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90">
            <text:p>AA-37790</text:p>
          </table:table-cell>
          <table:table-cell office:value-type="float" office:value="56.41">
            <text:p>56.41</text:p>
          </table:table-cell>
          <table:table-cell office:value-type="float" office:value="-3.15">
            <text:p>-3.15</text:p>
          </table:table-cell>
          <table:table-cell office:value-type="float" office:value="13124.0">
            <text:p>13124.0</text:p>
          </table:table-cell>
          <table:table-cell office:value-type="float" office:value="90.0">
            <text:p>9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57">
            <text:p>2.57</text:p>
          </table:table-cell>
          <table:table-cell office:value-type="float" office:value="1.32">
            <text:p>1.32</text:p>
          </table:table-cell>
          <table:table-cell office:value-type="float" office:value="1.32">
            <text:p>1.32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9">
            <text:p>AA-37789</text:p>
          </table:table-cell>
          <table:table-cell office:value-type="float" office:value="56.44">
            <text:p>56.44</text:p>
          </table:table-cell>
          <table:table-cell office:value-type="float" office:value="-3.1">
            <text:p>-3.1</text:p>
          </table:table-cell>
          <table:table-cell office:value-type="float" office:value="12990.0">
            <text:p>12990.0</text:p>
          </table:table-cell>
          <table:table-cell office:value-type="float" office:value="85.0">
            <text:p>8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14">
            <text:p>2.14</text:p>
          </table:table-cell>
          <table:table-cell office:value-type="float" office:value="1.21">
            <text:p>1.21</text:p>
          </table:table-cell>
          <table:table-cell office:value-type="float" office:value="1.21">
            <text:p>1.21</text:p>
          </table:table-cell>
          <table:table-cell office:value-type="string" office:value="Peacock2002,ShennanEtal2018">
            <text:p>Peacock2002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AA-37788">
            <text:p>AA-37788</text:p>
          </table:table-cell>
          <table:table-cell office:value-type="float" office:value="56.37">
            <text:p>56.37</text:p>
          </table:table-cell>
          <table:table-cell office:value-type="float" office:value="-3.28">
            <text:p>-3.28</text:p>
          </table:table-cell>
          <table:table-cell office:value-type="float" office:value="13710.0">
            <text:p>13710.0</text:p>
          </table:table-cell>
          <table:table-cell office:value-type="float" office:value="130.0">
            <text:p>13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17">
            <text:p>16.1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Peacock2003,ShennanEtal2018">
            <text:p>Peacock2003,ShennanEtal2018</text:p>
          </table:table-cell>
        </table:table-row>
        <table:table-row>
          <table:table-cell office:value-type="string" office:value="Tay_Valley">
            <text:p>Tay_Valley</text:p>
          </table:table-cell>
          <table:table-cell office:value-type="string" office:value="radiocarbon">
            <text:p>radiocarbon</text:p>
          </table:table-cell>
          <table:table-cell office:value-type="string" office:value="NPL-127">
            <text:p>NPL-127</text:p>
          </table:table-cell>
          <table:table-cell office:value-type="float" office:value="56.34">
            <text:p>56.34</text:p>
          </table:table-cell>
          <table:table-cell office:value-type="float" office:value="-3.34">
            <text:p>-3.34</text:p>
          </table:table-cell>
          <table:table-cell office:value-type="float" office:value="7605.0">
            <text:p>7605.0</text:p>
          </table:table-cell>
          <table:table-cell office:value-type="float" office:value="180.0">
            <text:p>1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8">
            <text:p>1.1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CullingfordEtal1980,ShennanEtal2018">
            <text:p>CullingfordEtal198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